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0:32:20</meta:creation-date>
    <dc:date>2009-09-28T23:40:05</dc:date>
    <meta:editing-duration>PT00H40M33S</meta:editing-duration>
    <meta:editing-cycles>5</meta:editing-cycles>
    <meta:generator>OpenOffice.org/3.1$Linux OpenOffice.org_project/310m19$Build-9420</meta:generator>
    <meta:document-statistic meta:object-count="33"/>
  </office:meta>
</office:document-meta>
</file>